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paragraph-rsid="0008d5e1" style:font-weight-asian="bold" style:font-weight-complex="bold"/>
    </style:style>
    <style:style style:name="P2" style:family="paragraph" style:parent-style-name="Standard">
      <style:text-properties fo:font-weight="bold" officeooo:paragraph-rsid="000ce138" style:font-weight-asian="bold" style:font-weight-complex="bold"/>
    </style:style>
    <style:style style:name="P3" style:family="paragraph" style:parent-style-name="Standard">
      <style:text-properties fo:font-weight="bold" officeooo:paragraph-rsid="000e3598" style:font-weight-asian="bold" style:font-weight-complex="bold"/>
    </style:style>
    <style:style style:name="P4" style:family="paragraph" style:parent-style-name="Standard">
      <style:text-properties officeooo:paragraph-rsid="000bb9a6"/>
    </style:style>
    <style:style style:name="T1" style:family="text">
      <style:text-properties officeooo:rsid="0008b349"/>
    </style:style>
    <style:style style:name="T2" style:family="text">
      <style:text-properties officeooo:rsid="0008d5e1"/>
    </style:style>
    <style:style style:name="T3" style:family="text">
      <style:text-properties fo:font-weight="normal" officeooo:rsid="0008d5e1" style:font-weight-asian="normal" style:font-weight-complex="normal"/>
    </style:style>
    <style:style style:name="T4" style:family="text">
      <style:text-properties fo:font-weight="normal" officeooo:rsid="000b92ce" style:font-weight-asian="normal" style:font-weight-complex="normal"/>
    </style:style>
    <style:style style:name="T5" style:family="text">
      <style:text-properties fo:font-weight="normal" officeooo:rsid="000bb9a6" style:font-weight-asian="normal" style:font-weight-complex="normal"/>
    </style:style>
    <style:style style:name="T6" style:family="text">
      <style:text-properties fo:font-weight="normal" officeooo:rsid="000d05d9" style:font-weight-asian="normal" style:font-weight-complex="normal"/>
    </style:style>
    <style:style style:name="T7" style:family="text">
      <style:text-properties fo:font-weight="normal" officeooo:rsid="000e3598" style:font-weight-asian="normal" style:font-weight-complex="normal"/>
    </style:style>
    <style:style style:name="T8" style:family="text">
      <style:text-properties officeooo:rsid="000a52ad"/>
    </style:style>
    <style:style style:name="T9" style:family="text">
      <style:text-properties officeooo:rsid="000b92ce"/>
    </style:style>
    <style:style style:name="T10" style:family="text">
      <style:text-properties fo:font-weight="bold" officeooo:rsid="000b92ce" style:font-weight-asian="bold" style:font-weight-complex="bold"/>
    </style:style>
    <style:style style:name="T11" style:family="text">
      <style:text-properties fo:font-weight="bold" officeooo:rsid="000a52ad" style:font-weight-asian="bold" style:font-weight-complex="bold"/>
    </style:style>
    <style:style style:name="T12" style:family="text">
      <style:text-properties officeooo:rsid="000bb9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span text:style-name="T2">1.1</text:span><text:span text:style-name="T3"> <text:s text:c="3"/>Notes</text:span></text:p>
      <text:p text:style-name="Standard"/>
      <text:p text:style-name="Standard"><text:tab/><text:span text:style-name="T1">Initially I thought that this program would take a few days to make. The particles themselves <text:s/>haven't moved yet, and it's been a few weeks. Granted I've been on and off on this program, due to me having to learn new libraries such as FreeGlut and Opengl.<text:line-break/><text:line-break/><text:tab/>I had to learn about Floating point precision, and GMP. GMP no longer being included in the compilation process due to it's unfortunate nature of not being able to use floating point numbers. Floating point numbers are numbers with decimal places. Floating point precision is where everything really breaks down as far as accurate calculations.<text:line-break/><text:line-break/><text:tab/><text:tab/>.1 in the human world equals .1 or 1/10th. In a single precision world, just using the default float, .1 becomes .1000000546. Using double .1 becomes .100000000000000546. So on and so forth.<text:line-break/><text:line-break/>In this program we're using the long double which is the extended floating point precision number. <text:s/>It's 80 bits, 16 more than a normal double.</text:span></text:p>
      <text:p text:style-name="Standard"><text:span text:style-name="T1"/></text:p>
      <text:p text:style-name="P1"><text:span text:style-name="T2">1.2</text:span><text:span text:style-name="T3"> <text:s text:c="2"/>What you need to know.</text:span></text:p>
      <text:p text:style-name="Standard"><text:span text:style-name="T1"/></text:p>
      <text:p text:style-name="Standard"><text:span text:style-name="T1"><text:tab/></text:span><text:span text:style-name="T2">Evidently the program is going to require a lot of knowledge in physics and calculus. The program also requires some knowledge using FreeGlut and OpenGL, though most of that code is finished at the moment. <text:line-break/><text:line-break/><text:tab/>I do suggest reading about floating point precision to get a better understanding of it.</text:span></text:p>
      <text:p text:style-name="Standard"><text:span text:style-name="T2"/></text:p>
      <text:p text:style-name="Standard"><text:span text:style-name="T2"><text:tab/></text:span><text:span text:style-name="T8">On the programming side of things, it's very much required you understand the different scopes of a variable. I'm using all of them except global. Structures are also needed, and of course pthreads.</text:span></text:p>
      <text:p text:style-name="Standard"><text:span text:style-name="T8"/></text:p>
      <text:p text:style-name="Standard"><text:span text:style-name="T8"><text:tab/>If you're not skilled in any one of these requirements, I do suggest becoming familiar with them. Physics and calculus will be </text:span><text:span text:style-name="T9">used</text:span><text:span text:style-name="T8"> very gradual</text:span><text:span text:style-name="T9">ly</text:span><text:span text:style-name="T8"> and therefore you don't need to study the hardest material on the first day.</text:span></text:p>
      <text:p text:style-name="Standard"><text:span text:style-name="T11"/></text:p>
      <text:p text:style-name="Standard"><text:span text:style-name="T11"/></text:p>
      <text:p text:style-name="Standard"><text:span text:style-name="T11"/></text:p>
      <text:p text:style-name="Standard"><text:span text:style-name="T10">2.1</text:span><text:span text:style-name="T4"> <text:s/>Getting into the code</text:span></text:p>
      <text:p text:style-name="Standard"><text:span text:style-name="T4"/></text:p>
      <text:p text:style-name="P4"><text:span text:style-name="T4"><text:tab/>The code is fairly straight forward, with everything in main.c just initializing variables and setting up the threads. </text:span><text:span text:style-name="T5">Variable scope is showcased early on in this code. </text:span></text:p>
      <text:p text:style-name="P4"><text:span text:style-name="T5"/></text:p>
      <text:p text:style-name="P4"><text:span text:style-name="T5">What has been found out is that the program is going to share a lot of data with itself. Meaning that each individual thread could potentially access data from several dozen arrays. So it's important to make sure that the threads themselves do not manipulate data that doesn't belong to them. There is no exception checking like in java, so we have to be very meticulously with our code.</text:span></text:p>
      <text:p text:style-name="P4"><text:span text:style-name="T5"/></text:p>
      <text:p text:style-name="P4"><text:span text:style-name="T5"/></text:p>
      <text:p text:style-name="P4"><text:span text:style-name="T5"/></text:p>
      <text:p text:style-name="P4"><text:soft-page-break/><text:span text:style-name="T5"/></text:p>
      <text:p text:style-name="P2"><text:span text:style-name="T12">2.2</text:span><text:span text:style-name="T5"> <text:s text:c="2"/>The code</text:span></text:p>
      <text:p text:style-name="P2"><text:span text:style-name="T5"/></text:p>
      <text:p text:style-name="P2"><text:span text:style-name="T5"/></text:p>
      <text:p text:style-name="P3"><text:span text:style-name="T5"><text:tab/></text:span><text:span text:style-name="T6">Due to time constraints I cannot add this information at this time. I suggest getting into the libraries mentioned above if you're unfamiliar with them. <text:line-break/><text:line-break/></text:span><text:span text:style-name="T7">I included FreeGlut.c which goes over some basics of Freeglut and opengl. You could probably find a better tutorial somewhere else, but just looking at that and playing with it may suffice.<text:line-break/><text:line-break/><text:tab/>gcc -Wall -o main FreeGlut.c -lGL -LGLU -lglut</text:span></text:p>
      <text:p text:style-name="P3"><text:span text:style-name="T7"/></text:p>
      <text:p text:style-name="P3"><text:span text:style-name="T7"><text:tab/>./main</text:span></text:p>
      <text:p text:style-name="P3"><text:span text:style-name="T7"/></text:p>
      <text:p text:style-name="P3"><text:span text:style-name="T7">If you're done with everything, Freeglut/opengl/floating point precision/pthreads, then look at the code itself and see if you can process what's going on. Make comments to the code.<text:line-break/><text:line-break/>This document will be updated within a few days.</text:span></text:p>
      <text:p text:style-name="P3"><text:span text:style-name="T7"/></text:p>
      <text:p text:style-name="P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8b349"/>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span text:style-name="MT1">Documentation for version indev .3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3T09:38:44</meta:creation-date>
    <meta:generator>LibreOffice/3.6$Linux_X86_64 LibreOffice_project/360m1$Build-2</meta:generator>
    <dc:date>2013-02-03T10:50:19</dc:date>
    <meta:editing-duration>PT54M30S</meta:editing-duration>
    <meta:editing-cycles>7</meta:editing-cycles>
    <meta:document-statistic meta:table-count="0" meta:image-count="0" meta:object-count="0" meta:page-count="2" meta:paragraph-count="14" meta:word-count="501" meta:character-count="2970" meta:non-whitespace-character-count="2450"/>
  </office:meta>
</office:document-meta>
</file>